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ISTRIBUTED SUBCONTEXTS</text:p>
      <text:p text:style-name="Standard"/>
      <text:list xml:id="list39699826" text:style-name="L1">
        <text:list-item>
          <text:p text:style-name="P2">Multiple programs (on same computer, or different ones)</text:p>
        </text:list-item>
        <text:list-item>
          <text:p text:style-name="P2">Each program has a plurality of threads (most or all idle most times)</text:p>
        </text:list-item>
        <text:list-item>
          <text:p text:style-name="P2">A single commander (perhaps allow trees of spaces, with a single commander for each space) which keeps track of the overlapped/non-overlapped page allocation tables</text:p>
        </text:list-item>
        <text:list-item>
          <text:p text:style-name="P2">An overlapped subcontext can map pages for itself, without contacting the commander, if it knows of pages which are already marked as overlapped but not used by this subcon.</text:p>
        </text:list-item>
        <text:list-item>
          <text:p text:style-name="P2">Non-overlapped subcontexts must always ask the commander for page allocations (although they can maintain a pool of pre-allocated page ranges)</text:p>
        </text:list-item>
        <text:list-item>
          <text:p text:style-name="P2">Each program represents a single subcon</text:p>
        </text:list-item>
        <text:list-item>
          <text:p text:style-name="P2">Each program maintains a list of all pages it is responsible for (not the same as the subcon pages, necessarily). <text:s/>Code pages of the subcon are always controlled by that subcon, but migration is allowed for data pages.</text:p>
        </text:list-item>
        <text:list-item>
          <text:p text:style-name="P2">Logical hreads executing in the subcon <text:span text:style-name="T1">must</text:span> use the physical threads allocated to that process. <text:s/>Jumps from one subcon to another require transfer of thread state to the destination process.</text:p>
        </text:list-item>
        <text:list-item>
          <text:p text:style-name="P2">Data pages may be readonly shared across multiple nodes; if writable, only one is allowed</text:p>
        </text:list-item>
        <text:list-item>
          <text:p text:style-name="P2">Use weak ordering (dependency trees – the Distributed NUMA idea) to manage page migration and data coherence</text:p>
        </text:list-item>
        <text:list-item>
          <text:p text:style-name="P2">Subcons may be distributed across multiple computers, if desired. <text:s/>Or they may share the same computer.</text:p>
        </text:list-item>
      </text:list>
      <text:p text:style-name="Standard"/>
      <text:p text:style-name="Standard"/>
      <text:p text:style-name="Standard"/>
      <text:p text:style-name="Standard">DESIGN OVERVIEW:</text:p>
      <text:p text:style-name="Standard"/>
      <text:list xml:id="list39725601" text:style-name="L2">
        <text:list-item>
          <text:p text:style-name="P3">Implemented with a shared library which intercepts system calls</text:p>
        </text:list-item>
      </text:list>
      <text:p text:style-name="Standard"/>
      <text:p text:style-name="Standard"/>
      <text:p text:style-name="Standard"/>
      <text:p text:style-name="Standard"/>
      <text:p text:style-name="Standard"/>
      <text:p text:style-name="Standard"/>
      <text:p text:style-name="Standard"/>
      <text:p text:style-name="P1">SUMMARY</text:p>
      <text:p text:style-name="Standard"/>
      <text:p text:style-name="Standard">“Distributed Subcontexts” provides a library-based, user mode implementation of the Subcontexts invention. <text:s/>It preserves the safety guarantees of subcontexts by managing each subcontext as a separate process; data pages are copied from one subcontext to another only when page mappings allow it. <text:s/>Calls from one subcontext to another require that the thread state be saved, copied to the process which controls the target subcontext, and then run on a thread inside that process.</text:p>
      <text:p text:style-name="Standard"/>
      <text:p text:style-name="Standard">VIRTUAL vs. LITERAL PROCESSES &amp; THREADS</text:p>
      <text:p text:style-name="Standard"/>
      <text:p text:style-name="Standard">When a thread in this model calls into code belonging to another subcontext, we must save the thread state, copy it to the destination subcontext, and run it there. <text:s/>This means that we must emulate the thread/process model of the operating system in our code.</text:p>
      <text:p text:style-name="Standard"/>
      <text:p text:style-name="Standard">In this invention, “literal” processes &amp; threads are the actual processes &amp; threads provided by the host operating system and used to execute the code. <text:s/>“Virtual” processes &amp; threads are processes &amp; threads as perceived by the user code. <text:s/>“Virtual” entities are ones which emulate the OS (in small and large ways), and maintain the fiction that each thread is calling from one subcontext to another without actually leaving the origin process. <text:s/>“Literal” entities are the mechanisms used to implement that emulation.</text:p>
      <text:p text:style-name="Standard"/>
      <text:p text:style-name="Standard">RESPONSIBILITIES OF A LITERAL PROCESS</text:p>
      <text:p text:style-name="Standard"/>
      <text:p text:style-name="Standard">In this invention, a literal process must perform the following tasks:</text:p>
      <text:list xml:id="list39696098" text:style-name="L3">
        <text:list-item>
          <text:p text:style-name="P4">Maintain background communication with other literal processes in the cluster.</text:p>
          <text:list>
            <text:list-item>
              <text:p text:style-name="P4">Act as a server to control the list of, and state of, pages associated with the subcontext.</text:p>
            </text:list-item>
            <text:list-item>
              <text:p text:style-name="P4">Keep track of mappings which other subcontexts have into this subcontext; keep track of mappings which this subcontext has into others.</text:p>
            </text:list-item>
            <text:list-item>
              <text:p text:style-name="P4">Maintain at least one service thread to watch network connections with other literal processes.</text:p>
            </text:list-item>
            <text:list-item>
              <text:p text:style-name="P4">When other subcontexts request access to data pages, manage access. <text:s/>Allow (readonly) shared access when mappings allow it; delegate (writable) copies of pages when mappings allow it. <text:s/>When a thread (in this subcontext, or another) wants to write to a shared or delegated page, communicate with other subcontexts to expire old sharing or delegation.</text:p>
            </text:list-item>
          </text:list>
        </text:list-item>
        <text:list-item>
          <text:p text:style-name="P4">When virtual threads executing in this subcontext page fault on valid but not-present pages, negotiate with the current owner to gain access (shared-readonly, or delegated-writable) to the page.</text:p>
        </text:list-item>
        <text:list-item>
          <text:p text:style-name="P4">Maintain a pool of literal threads (generally preallocated, although the pool may change size over time if needed) so that virtual threads can execute inside the subcontext if needed.</text:p>
        </text:list-item>
        <text:list-item>
          <text:p text:style-name="P4">Execute virtual threads when other subcontexts notify this thread that they have called into this subcontext.</text:p>
          <text:list>
            <text:list-item>
              <text:p text:style-name="P4">Forward thread to another subcontext if it calls into it</text:p>
            </text:list-item>
            <text:list-item>
              <text:p text:style-name="P4">Emulate simple system calls locally, when appropriate &amp; possible</text:p>
            </text:list-item>
            <text:list-item>
              <text:p text:style-name="P4">Allow safe system calls to proceed to the host OS</text:p>
            </text:list-item>
            <text:list-item>
              <text:p text:style-name="P4">Forward thread to its root subcontext (and thread) for certain types of syscalls</text:p>
            </text:list-item>
          </text:list>
        </text:list-item>
        <text:list-item>
          <text:p text:style-name="P4">(If emulation requires it) Keep the “original” literal threads (on which virtual threads in this subcontext started) so that syscalls relating to this thread can be properly handled in the host OS.</text:p>
        </text:list-item>
        <text:list-item>
          <text:p text:style-name="P4"><text:soft-page-break/>When the subcontext allocates new pages, communicate with the global subcontext to allocate regions of the virtual space to hold them.</text:p>
        </text:list-item>
      </text:list>
      <text:p text:style-name="Standard"/>
      <text:p text:style-name="Standard">The subcontexts code is implemented as a shared library, which must be mapped into a process when it is first run (with LD_LIBRARY_PRELOAD). <text:s/>It intercepts all system calls (strace?) and manages memory allocation (plus anything else which needs to be emulated).</text:p>
      <text:p text:style-name="Standard"/>
      <text:p text:style-name="Standard">Note that the subcontexts code must manage its own pages, just like it manages pages for the rest of the process. <text:s/>Any page which it allocates (for its private memory) must be documented in the global table of virtual memory regions (so that we do not later designate the region for use by a shared subcontext). <text:s/>While it is allowed to use malloc(), mmap(), and similar services, these memory allocations must be intercepted just like any other allocation; thus, the code must always have a “last chance buffer” which it uses to store the temporary data necessary to fulfill other operations.</text:p>
      <text:p text:style-name="Standard"/>
      <text:p text:style-name="Standard">Of course, in order to bootstrap the library, the first “last chance buffer” must be a statically-allocated buffer, and all pages mapped by the library (including that statically-allocated buffer) must be at well-known memory locations. <text:s/>This ensures that all copies of this library, executing in a variety of processes, will always map to the same virtual addresses, and thus can be treated as overlapped addresses.</text:p>
      <text:p text:style-name="Standard"/>
      <text:p text:style-name="Standard">This also means that we must fudge the subcontexts design a bit. <text:s/>In the “pure” subcontexts design, each subcontext was <text:span text:style-name="T2">either</text:span><text:span text:style-name="T3"> an overlapped or non-overlapped one; no subcontext could have pages of both types. <text:s/>However, in this design, processes which control non-overlapped subcontexts will still need to be able to allocate overlapped pages (for their code, data, and dynamic allocations). <text:s/>This is a minor complication, but a noteworthy one.</text:span></text:p>
      <text:p text:style-name="P5"/>
      <text:p text:style-name="P5"/>
      <text:p text:style-name="P5"/>
      <text:p text:style-name="P5"/>
      <text:p text:style-name="Standard"><text:span text:style-name="T3">IDEA: use memory structures, rather than messages for most SC operations (at least, for queries about state). <text:s/>Each process actually manages </text:span><text:span text:style-name="T4">2</text:span><text:span text:style-name="T5"> subcontexts: one is the user subcontext, and one is the metadata for the same. <text:s/>All metadata subcontexts have access up to the metadata subcontext for their respective global subcontext (which, of course, has access up to its global, and so on); each global metadata subcontext has access down into the various members. <text:s/>This ensures that all metadata subcontexts have (read) access to all others. <text:s/>Region allocations are managed as data structures in each global metadata subcontext; you can query for the owning subcontext for any page by traversing a sparse-bin-sort tree, rooted at the topmost global subcontext (but what happens when we “penetrate” into an overlapped one? <text:s/>Do all of the overlapped children have to put their pages at the same place? <text:s/>What about pages not (yet) present in some of the children???) <text:s/>(Maybe the metadata subcontexts for overlapped user subcontexts should likewise be overlapped?)</text:span></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04T14:55:24.59</meta:creation-date>
    <dc:date>2011-10-12T05:37:23.95</dc:date>
    <meta:editing-duration>P5DT10H37M38S</meta:editing-duration>
    <meta:editing-cycles>8</meta:editing-cycles>
    <meta:generator>OpenOffice.org/3.3$Win32 OpenOffice.org_project/330m20$Build-9567</meta:generator>
    <meta:document-statistic meta:table-count="0" meta:image-count="0" meta:object-count="0" meta:page-count="3" meta:paragraph-count="40" meta:word-count="1215" meta:character-count="7471"/>
  </office:meta>
</office:document-meta>
</file>